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Gu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3" table:style-name="ce2"/>
          <table:table-cell office:value-type="string" table:style-name="ce3">
            <text:p>APEX LEGENDS WEAPON AI GAMEPACK CONFIGS</text:p>
          </table:table-cell>
          <table:table-cell table:number-columns-repeated="4" table:style-name="ce3"/>
          <table:table-cell table:number-columns-repeated="16373" table:style-name="ce1"/>
        </table:table-row>
        <table:table-row table:style-name="ro1">
          <table:table-cell office:value-type="string" table:style-name="ce1">
            <text:p>R-30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table:number-columns-repeated="5" table:style-name="ce3"/>
          <table:table-cell table:number-columns-repeated="16373" table:style-name="ce1"/>
        </table:table-row>
        <table:table-row table:style-name="ro2">
          <table:table-cell office:value-type="string" table:style-name="ce1">
            <text:p>Flatlin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table:number-columns-repeated="4" table:style-name="ce2"/>
          <table:table-cell table:number-columns-repeated="16370"/>
        </table:table-row>
        <table:table-row table:style-name="ro2">
          <table:table-cell office:value-type="string" table:style-name="ce1">
            <text:p>Volt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-9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7-Scou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ampage</text:p>
          </table:table-cell>
          <table:table-cell office:value-type="float" office:value="-2" table:style-name="ce1">
            <text:p>-2</text:p>
          </table:table-cell>
          <table:table-cell office:value-type="float" office:value="-2" table:style-name="ce1">
            <text:p>-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pitfire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lternator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avo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evotion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emloc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rowl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-4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AR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STA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">
            <text:p>THE REST OF THE REQUIRED SETTINGS ARE LISTED BELOW</text:p>
          </table:table-cell>
          <table:table-cell table:number-columns-repeated="16383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IN GAME SETTINGS: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5 Look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4 AD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(NO PER OPTIC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ESPONSE CURVE CLASSIC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OK DEADZONE NONE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10 FOV<text:s/></text:p>
          </table:table-cell>
          <table:table-cell table:number-columns-repeated="16383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Pack Settings: (INSIDE ZEN STUDIO ONLY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IN GAME LOOK DEADZONE: NON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IN GAME LOOK SENS (ADS): 4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IN GAME RESPONSE CURVE: CLASSIC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ACK SETTINGS INSIDE MOD MENU: (ON YOUR ZEN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IF THE SETTING ISNT MENTIONED ITS EITHER DEFAULT OR NOT INCLUDED: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NTI RECOIL: ENABLE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NTI RECOIL: ON HI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IM ASSIST: TAYLOR - PRESS A/X &amp; PUT THE STRENGTH TO 10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IM ASSIST SHAPE: CIRCULAR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IM ASSIST TRACKING:ENABLED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IM ASSIST LONG RANGE MODE DISABLE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DVANCED OPTICS: ENABLED - PRESS A/X SCROLL TO 3X Y &amp; PUT THE VALUE TO 10</text:p>
          </table:table-cell>
          <table:table-cell table:number-columns-repeated="16383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leive</meta:initial-creator>
    <dc:creator>EGAN</dc:creator>
    <meta:creation-date>2021-10-22T16:36:22Z</meta:creation-date>
    <dc:date>2022-11-17T19:24:44Z</dc:date>
  </office:meta>
</office:document-meta>
</file>